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0.1174in" table:align="left"/>
    </style:style>
    <style:style style:name="Table1.A" style:family="table-column">
      <style:table-column-properties style:column-width="0.117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Heading_20_1">
      <style:text-properties fo:font-size="14pt" style:font-size-asian="14pt" style:font-size-complex="14pt"/>
    </style:style>
    <style:style style:name="P7" style:family="paragraph" style:parent-style-name="Heading_20_1">
      <style:text-properties fo:font-size="11pt" style:font-size-asian="11pt" style:font-size-complex="11pt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8" style:family="text">
      <style:text-properties fo:color="#2a00ff" style:font-name="Monospace" fo:font-size="10pt" style:font-size-asian="10pt"/>
    </style:style>
    <style:style style:name="T9" style:family="text">
      <style:text-properties fo:color="#3f7f5f" style:font-name="Monospace" fo:font-size="10pt" style:font-size-asian="10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Function overloading</text:h>
      <text:p text:style-name="P4"><text:span text:style-name="Strong_20_Emphasis"><text:span text:style-name="T1">Ambiguous matches</text:span></text:span></text:p>
      <text:p text:style-name="P5">If every overloaded function has to have unique parameters, how is it possible that a call could result in more than one match? Because all standard conversions are considered equal, and all user-defined conversions are considered equal, if a function call matches multiple candidates via standard conversion or user-defined conversion, an ambiguous match will result.</text:p>
      <text:p text:style-name="P4"><text:span text:style-name="Strong_20_Emphasis"><text:span text:style-name="T2"/></text:span></text:p>
      <text:p text:style-name="P1"><text:span text:style-name="T3"><text:s text:c="6"/>void</text:span><text:span text:style-name="T4"> </text:span><text:span text:style-name="T5">print</text:span><text:span text:style-name="T4">(</text:span><text:span text:style-name="T3">unsigned</text:span><text:span text:style-name="T4"> </text:span><text:span text:style-name="T3">int</text:span><text:span text:style-name="T4"> value);</text:span></text:p>
      <text:p text:style-name="P2"><text:span text:style-name="T4"><text:tab/></text:span><text:span text:style-name="T3">void</text:span><text:span text:style-name="T4"> </text:span><text:span text:style-name="T5">print</text:span><text:span text:style-name="T4">(</text:span><text:span text:style-name="T3">float</text:span><text:span text:style-name="T4"> value);</text:span></text:p>
      <text:p text:style-name="P2"><text:span text:style-name="T4"><text:tab/> </text:span></text:p>
      <text:p text:style-name="P2"><text:span text:style-name="T4"><text:tab/></text:span><text:span text:style-name="T6">print</text:span><text:span text:style-name="T4">(</text:span><text:span text:style-name="T8">'a'</text:span><text:span text:style-name="T4">);</text:span></text:p>
      <text:p text:style-name="P2"><text:span text:style-name="T4"><text:tab/></text:span><text:span text:style-name="T6">print</text:span><text:span text:style-name="T4">(0);</text:span></text:p>
      <text:p text:style-name="P2"><text:span text:style-name="T4"><text:tab/></text:span><text:span text:style-name="T6">print</text:span><text:span text:style-name="T4">(3.14159);</text:span></text:p>
      <text:p text:style-name="P5">In the case of <text:span text:style-name="Source_20_Text">print('a')</text:span>, C++ can not find an exact match. It tries promoting ‘a’ to an int, but there is no print(int) either. Using a standard conversion, it can convert ‘a’ to both an unsigned int and a floating point value. Because all standard conversions are considered equal, this is an ambiguous match.</text:p>
      <text:p text:style-name="Text_20_body"><text:span text:style-name="Source_20_Text">print(0)</text:span> is similar. 0 is an int, and there is no print(int). It matches both calls via standard conversion.</text:p>
      <text:p text:style-name="Text_20_body"><text:span text:style-name="Source_20_Text">print(3.14159)</text:span> might be a little surprising, as most programmers would assume it matches print(float). But remember that all literal floating point values are doubles unless they have the ‘f’ suffix. 3.14159 is a double, and there is no print(double). Consequently, it matches both calls via standard conversion.</text:p>
      <text:p text:style-name="P1"/>
      <text:h text:style-name="P7" text:outline-level="1">Default parameters</text:h>
      <text:p text:style-name="P1"><text:span text:style-name="T3">#include</text:span><text:span text:style-name="T4"> </text:span><text:span text:style-name="T8">&lt;vector&gt;</text:span></text:p>
      <text:p text:style-name="P2"><text:span text:style-name="T3">#include</text:span><text:span text:style-name="T4"> </text:span><text:span text:style-name="T8">&lt;iostream&gt;</text:span></text:p>
      <text:p text:style-name="P3"/>
      <text:p text:style-name="P2"><text:span text:style-name="T3">void</text:span><text:span text:style-name="T4"> </text:span><text:span text:style-name="T5">printValues</text:span><text:span text:style-name="T4">(</text:span><text:span text:style-name="T3">int</text:span><text:span text:style-name="T4"> x, </text:span><text:span text:style-name="T3">int</text:span><text:span text:style-name="T4"> y=10)</text:span></text:p>
      <text:p text:style-name="P2"><text:span text:style-name="T4">{</text:span></text:p>
      <text:p text:style-name="P2"><text:span text:style-name="T4"><text:s text:c="4"/>std::cout &lt;&lt; </text:span><text:span text:style-name="T8">"x: "</text:span><text:span text:style-name="T4"> &lt;&lt; x &lt;&lt; </text:span><text:span text:style-name="T8">'\n'</text:span><text:span text:style-name="T4">;</text:span></text:p>
      <text:p text:style-name="P2"><text:span text:style-name="T4"><text:s text:c="4"/>std::cout &lt;&lt; </text:span><text:span text:style-name="T8">"y: "</text:span><text:span text:style-name="T4"> &lt;&lt; y &lt;&lt; </text:span><text:span text:style-name="T8">'\n'</text:span><text:span text:style-name="T4">;</text:span></text:p>
      <text:p text:style-name="P2"><text:span text:style-name="T4">}</text:span></text:p>
      <text:p text:style-name="P3"/>
      <text:p text:style-name="P2"><text:span text:style-name="T3">int</text:span><text:span text:style-name="T4"> </text:span><text:span text:style-name="T5">main</text:span><text:span text:style-name="T4">()</text:span></text:p>
      <text:p text:style-name="P2"><text:span text:style-name="T4">{</text:span></text:p>
      <text:p text:style-name="P2"><text:span text:style-name="T4"><text:s text:c="4"/>printValues(1); </text:span><text:span text:style-name="T9">// y will use default parameter of 10</text:span></text:p>
      <text:p text:style-name="P2"><text:span text:style-name="T4"><text:s text:c="4"/>printValues(3, 4); </text:span><text:span text:style-name="T9">// y will use user-supplied value 4</text:span></text:p>
      <text:p text:style-name="P2"><text:span text:style-name="T4">}</text:span></text:p>
      <text:p text:style-name="P1"/>
      <text:p text:style-name="P1">All default parameters must be the rightmost parameters. </text:p>
      <text:p text:style-name="P1"/>
      <text:p text:style-name="P1">Note that it is impossible to supply a user-defined value for z without also supplying a value for x and y. This is because C++ does not support a function call syntax such as <text:span text:style-name="Source_20_Text">printValues(,,3)</text:span>. This has two major consequences: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<text:span text:style-name="Strong_20_Emphasis">Default parameters can only be declared once</text:span></text:p>
      <text:p text:style-name="Text_20_body">Once declared, a default parameter can not be redeclared. That means for a function with a forward declaration and a function definition, the default parameter can be declared in either the forward declaration or the function definition, but not both.</text:p>
      <text:section text:style-name="Sect1" text:name="crayon-571e57f755f13179784848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8"/>
            </table:table-cell>
          </table:table-row>
        </table:table>
      </text:section>
      <text:p text:style-name="P1"><text:span text:style-name="T3">void</text:span><text:span text:style-name="T4"> </text:span><text:span text:style-name="T7">printvalues</text:span><text:span text:style-name="T4">(</text:span><text:span text:style-name="T3">int</text:span><text:span text:style-name="T4"> x, </text:span><text:span text:style-name="T3">int</text:span><text:span text:style-name="T4"> y=10);</text:span></text:p>
      <text:p text:style-name="P2"><text:span text:style-name="T4"><text:s/></text:span></text:p>
      <text:p text:style-name="P2"><text:span text:style-name="T3">void</text:span><text:span text:style-name="T4"> </text:span><text:span text:style-name="T5">printValues</text:span><text:span text:style-name="T4">(</text:span><text:span text:style-name="T3">int</text:span><text:span text:style-name="T4"> x, </text:span><text:span text:style-name="T3">int</text:span><text:span text:style-name="T4"> y=10) </text:span><text:span text:style-name="T9">// error: redefinition of default parameter</text:span></text:p>
      <text:p text:style-name="P2"><text:span text:style-name="T4">{</text:span></text:p>
      <text:p text:style-name="P2"><text:span text:style-name="T4"><text:s text:c="4"/>std::cout &lt;&lt; </text:span><text:span text:style-name="T8">"x: "</text:span><text:span text:style-name="T4"> &lt;&lt; x &lt;&lt; </text:span><text:span text:style-name="T8">'\n'</text:span><text:span text:style-name="T4">;</text:span></text:p>
      <text:p text:style-name="P2"><text:span text:style-name="T4"><text:s text:c="4"/>std::cout &lt;&lt; </text:span><text:span text:style-name="T8">"y: "</text:span><text:span text:style-name="T4"> &lt;&lt; y &lt;&lt; </text:span><text:span text:style-name="T8">'\n'</text:span><text:span text:style-name="T4">;</text:span></text:p>
      <text:p text:style-name="P2"><text:span text:style-name="T4">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Monospace" svg:font-family="Monospace" style:font-family-generic="roman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9:16:44.886386032</meta:creation-date>
    <dc:date>2016-04-25T20:27:41.607877441</dc:date>
    <meta:editing-duration>PT26M31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2" meta:paragraph-count="36" meta:word-count="370" meta:character-count="2290" meta:non-whitespace-character-count="1916"/>
  </office:meta>
</office:document-meta>
</file>